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17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123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1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128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12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130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13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13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133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1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13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137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141" style:family="table-cell" style:parent-style-name="Default">
      <style:text-properties style:font-name="Meno"/>
    </style:style>
    <style:style style:name="ce142" style:family="table-cell" style:parent-style-name="Default">
      <style:table-cell-properties fo:background-color="#e8f2a1"/>
      <style:text-properties style:font-name="Meno"/>
    </style:style>
    <style:style style:name="ce143" style:family="table-cell" style:parent-style-name="Default">
      <style:table-cell-properties fo:background-color="#f3f9ff"/>
      <style:text-properties style:font-name="Meno"/>
    </style:style>
    <style:style style:name="ce144" style:family="table-cell" style:parent-style-name="Default">
      <style:table-cell-properties fo:background-color="#f3f9ff" fo:border="none"/>
      <style:text-properties style:font-name="Meno"/>
    </style:style>
    <style:style style:name="ce14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14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14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150" style:family="table-cell" style:parent-style-name="Default">
      <style:text-properties style:font-name="Menlo"/>
    </style:style>
    <style:style style:name="ce151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58" style:family="table-cell" style:parent-style-name="Default">
      <style:table-cell-properties fo:background-color="#e8f2a1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 style:data-style-name="N100"/>
    <style:style style:name="ce161" style:family="table-cell" style:parent-style-name="Default">
      <style:table-cell-properties fo:background-color="#f3f9ff"/>
    </style:style>
    <style:style style:name="ce162" style:family="table-cell" style:parent-style-name="Default">
      <style:table-cell-properties fo:background-color="#f3f9ff" fo:border="none"/>
    </style:style>
    <style:style style:name="ce163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165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169" style:family="table-cell" style:parent-style-name="Default">
      <style:table-cell-properties fo:background-color="#e8f2a1"/>
      <style:text-properties style:font-name="Menlo"/>
    </style:style>
    <style:style style:name="ce170" style:family="table-cell" style:parent-style-name="Default">
      <style:table-cell-properties fo:background-color="#f3f9ff"/>
      <style:text-properties style:font-name="Menlo"/>
    </style:style>
    <style:style style:name="ce171" style:family="table-cell" style:parent-style-name="Default">
      <style:table-cell-properties fo:background-color="transparent"/>
      <style:text-properties style:font-name="Menlo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77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16"/>
        <table:table-column table:style-name="co2" table:default-cell-style-name="ce116"/>
        <table:table-column table:style-name="co1" table:default-cell-style-name="ce116"/>
        <table:table-column table:style-name="co1" table:default-cell-style-name="Default"/>
        <table:table-row table:style-name="ro1">
          <table:table-cell table:style-name="ce115" office:value-type="string" calcext:value-type="string">
            <text:p>Opcode</text:p>
          </table:table-cell>
          <table:table-cell table:style-name="ce117" office:value-type="string" calcext:value-type="string">
            <text:p>Addressing Mode</text:p>
          </table:table-cell>
          <table:table-cell table:style-name="ce117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126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32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28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30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135"/>
        <table:table-column table:style-name="co1" table:default-cell-style-name="ce135"/>
        <table:table-column table:style-name="co4" table:default-cell-style-name="ce135"/>
        <table:table-column table:style-name="co5" table:default-cell-style-name="ce146"/>
        <table:table-column table:style-name="co6" table:default-cell-style-name="ce146"/>
        <table:table-column table:style-name="co7" table:default-cell-style-name="ce153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34" office:value-type="string" calcext:value-type="string">
            <text:p>Addressing Mode</text:p>
          </table:table-cell>
          <table:table-cell table:style-name="ce134" office:value-type="string" calcext:value-type="string">
            <text:p>Cycle </text:p>
          </table:table-cell>
          <table:table-cell table:style-name="ce134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/>
          <table:table-cell table:style-name="ce157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x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y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160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0" office:value-type="string" calcext:value-type="string">
            <text:p>next_ad[7:0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next_ad[15:8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16"/>
        <table:table-column table:style-name="co1" table:default-cell-style-name="ce116"/>
        <table:table-column table:style-name="co10" table:default-cell-style-name="ce150"/>
        <table:table-column table:style-name="co11" table:default-cell-style-name="ce146"/>
        <table:table-column table:style-name="co12" table:default-cell-style-name="ce146"/>
        <table:table-column table:style-name="co1" table:number-columns-repeated="2" table:default-cell-style-name="ce153"/>
        <table:table-column table:style-name="co1" table:number-columns-repeated="1017" table:default-cell-style-name="Default"/>
        <table:table-row table:style-name="ro1">
          <table:table-cell table:style-name="ce163" office:value-type="string" calcext:value-type="string">
            <text:p>Instruction</text:p>
          </table:table-cell>
          <table:table-cell table:style-name="ce163" office:value-type="string" calcext:value-type="string">
            <text:p>Cycle </text:p>
          </table:table-cell>
          <table:table-cell table:style-name="ce163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 table:number-columns-repeated="2"/>
          <table:table-cell table:style-name="ce157" table:number-columns-repeated="1016"/>
          <table:table-cell/>
        </table:table-row>
        <table:table-row table:style-name="ro1">
          <table:table-cell table:style-name="ce164" office:value-type="string" calcext:value-type="string">
            <text:p>NOP*</text:p>
          </table:table-cell>
          <table:table-cell table:style-name="ce164" office:value-type="float" office:value="-1" calcext:value-type="float">
            <text:p>-1</text:p>
          </table:table-cell>
          <table:table-cell table:style-name="ce168"/>
          <table:table-cell table:style-name="ce172" office:value-type="string" calcext:value-type="string">
            <text:p>next_t</text:p>
          </table:table-cell>
          <table:table-cell table:style-name="ce172" office:value-type="float" office:value="0" calcext:value-type="float">
            <text:p>0</text:p>
          </table:table-cell>
          <table:table-cell table:style-name="ce174" table:number-columns-repeated="2"/>
          <table:table-cell table:style-name="ce175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NC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C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NC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C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C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14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14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146"/>
        <table:table-column table:style-name="co14" table:default-cell-style-name="ce146"/>
        <table:table-column table:style-name="co13" table:default-cell-style-name="ce150"/>
        <table:table-column table:style-name="co1" table:number-columns-repeated="1019" table:default-cell-style-name="ce150"/>
        <table:table-row table:style-name="ro1">
          <table:table-cell table:style-name="ce176" office:value-type="string" calcext:value-type="string">
            <text:p>target</text:p>
          </table:table-cell>
          <table:table-cell table:style-name="ce176" office:value-type="string" calcext:value-type="string">
            <text:p>default</text:p>
          </table:table-cell>
          <table:table-cell table:style-name="ce176" office:value-type="string" calcext:value-type="string">
            <text:p>reset</text:p>
          </table:table-cell>
          <table:table-cell table:style-name="ce176" office:value-type="string" calcext:value-type="string">
            <text:p>group</text:p>
          </table:table-cell>
          <table:table-cell table:style-name="ce177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14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14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office:value-type="string" calcext:value-type="string">
            <text:p>curr_ad[7:0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office:value-type="string" calcext:value-type="string">
            <text:p>curr_ad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15:8]</text:p>
          </table:table-cell>
          <table:table-cell table:number-columns-repeated="1019"/>
        </table:table-row>
        <table:table-row table:style-name="ro1">
          <table:table-cell table:style-name="ce173" office:value-type="string" calcext:value-type="string">
            <text:p>next_ba[7:0]</text:p>
          </table:table-cell>
          <table:table-cell table:style-name="ce173" office:value-type="string" calcext:value-type="string">
            <text:p>curr_ba[7:0]</text:p>
          </table:table-cell>
          <table:table-cell office:value-type="float" office:value="0" calcext:value-type="float">
            <text:p>0</text:p>
          </table:table-cell>
          <table:table-cell table:style-name="ce173" office:value-type="string" calcext:value-type="string">
            <text:p>next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office:value-type="string" calcext:value-type="string">
            <text:p>curr_ba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ba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14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00-00-00</text:date>, <text:time style:data-style-name="N2" text:time-value="02:36:28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6T03:02:45.220000000</dc:date>
    <meta:editing-duration>P12DT14H30M40S</meta:editing-duration>
    <meta:editing-cycles>738</meta:editing-cycles>
    <meta:generator>LibreOffice/7.1.2.2$Windows_X86_64 LibreOffice_project/8a45595d069ef5570103caea1b71cc9d82b2aae4</meta:generator>
    <meta:document-statistic meta:table-count="4" meta:cell-count="34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